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style>
    <style:style style:name="P79" style:family="paragraph" style:parent-style-name="Text_20_body" style:list-style-name="L78">
    </style:style>
    <style:style style:name="P80" style:family="paragraph" style:parent-style-name="Text_20_body" style:list-style-name="L79">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text:p>
        </text:list-item>
        <text:list-item>
          <text:p text:style-name="P10">No</text:p>
        </text:list-item>
      </text:list>
      <text:h text:style-name="Heading_20_2" text:outline-level="2">Why are you not employed now?</text:h>
      <text:list text:style-name="L11">
        <text:list-item>
          <text:p text:style-name="P11">Retired because of age, or work duration [go to question XX]</text:p>
        </text:list-item>
        <text:list-item>
          <text:p text:style-name="P11">Retired because of invalid status [go to question XX]</text:p>
        </text:list-item>
        <text:list-item>
          <text:p text:style-name="P11">Maternity leave [go to question XX]</text:p>
        </text:list-item>
        <text:list-item>
          <text:p text:style-name="P11">Long leave without salary payments [go to question XX]</text:p>
        </text:list-item>
        <text:list-item>
          <text:p text:style-name="P11">Unemployed [go to question XX]</text:p>
        </text:list-item>
        <text:list-item>
          <text:p text:style-name="P11">Housewife [go to question XX]</text:p>
        </text:list-item>
        <text:list-item>
          <text:p text:style-name="P11">Student [go to question XX]</text:p>
        </text:list-item>
        <text:list-item>
          <text:p text:style-name="P11">Other reason [go to question XX]</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h text:style-name="Heading_20_2" text:outline-level="2">What was your first job? What was occupation and position on your workplace?</text:h>
      <text:list text:style-name="L13">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4">
        <text:list-item>
          <text:p text:style-name="P14">Extracting industry, for instance coal or oil extracting industries</text:p>
        </text:list-item>
        <text:list-item>
          <text:p text:style-name="P14">Processing industries, for instance, machine building</text:p>
        </text:list-item>
        <text:list-item>
          <text:p text:style-name="P14">Power production, for instance, a power station 4.Transport, for instance railways or civil aviation..</text:p>
        </text:list-item>
        <text:list-item>
          <text:p text:style-name="P14">Communications, for instance, a telephone station</text:p>
        </text:list-item>
        <text:list-item>
          <text:p text:style-name="P14">Construction</text:p>
        </text:list-item>
        <text:list-item>
          <text:p text:style-name="P14">Agriculture</text:p>
        </text:list-item>
        <text:list-item>
          <text:p text:style-name="P14">Forestry</text:p>
        </text:list-item>
        <text:list-item>
          <text:p text:style-name="P14">Finances, for instance, a bank or an insurance company</text:p>
        </text:list-item>
        <text:list-item>
          <text:p text:style-name="P14">Trade including retail and whole sale</text:p>
        </text:list-item>
        <text:list-item>
          <text:p text:style-name="P14">Services or catering, for instance, laundry, cleaning or repair services</text:p>
        </text:list-item>
        <text:list-item>
          <text:p text:style-name="P14">Communal or municipal services, for instance, street cleaning</text:p>
        </text:list-item>
        <text:list-item>
          <text:p text:style-name="P14">Education, for instance a school or a university</text:p>
        </text:list-item>
        <text:list-item>
          <text:p text:style-name="P14">Health care, for instance, a clinic or a hospital</text:p>
        </text:list-item>
        <text:list-item>
          <text:p text:style-name="P14">Science, research and development, for instance a research institute</text:p>
        </text:list-item>
        <text:list-item>
          <text:p text:style-name="P14">Leisure and entertainment, for instance a library or a movie house</text:p>
        </text:list-item>
        <text:list-item>
          <text:p text:style-name="P14">Mass media – papers, magazines, radio, TV</text:p>
        </text:list-item>
        <text:list-item>
          <text:p text:style-name="P14">State or municipal government</text:p>
        </text:list-item>
        <text:list-item>
          <text:p text:style-name="P14">Public organization, for instance, trade unions.</text:p>
        </text:list-item>
        <text:list-item>
          <text:p text:style-name="P14">Army</text:p>
        </text:list-item>
        <text:list-item>
          <text:p text:style-name="P14">Law enforcement</text:p>
        </text:list-item>
        <text:list-item>
          <text:p text:style-name="P14">IT, Computer technology</text:p>
        </text:list-item>
        <text:list-item>
          <text:p text:style-name="P14">Other.</text:p>
        </text:list-item>
      </text:list>
      <text:h text:style-name="Heading_20_2" text:outline-level="2">How did you find your first job?</text:h>
      <text:list text:style-name="L15">
        <text:list-item>
          <text:p text:style-name="P15">Read the company advertisement</text:p>
        </text:list-item>
        <text:list-item>
          <text:p text:style-name="P15">Read about it in the paper</text:p>
        </text:list-item>
        <text:list-item>
          <text:p text:style-name="P15">Through the Internet</text:p>
        </text:list-item>
        <text:list-item>
          <text:p text:style-name="P15">Friends and relatives helped me</text:p>
        </text:list-item>
        <text:list-item>
          <text:p text:style-name="P15">Through an employment agency</text:p>
        </text:list-item>
        <text:list-item>
          <text:p text:style-name="P15">My school distributed me to it</text:p>
        </text:list-item>
        <text:list-item>
          <text:p text:style-name="P15">My employer found me</text:p>
        </text:list-item>
        <text:list-item>
          <text:p text:style-name="P15">I myself created this workplace</text:p>
        </text:list-item>
        <text:list-item>
          <text:p text:style-name="P15">Randomly offered my services to possible employers</text:p>
        </text:list-item>
        <text:list-item>
          <text:p text:style-name="P15">Other</text:p>
        </text:list-item>
      </text:list>
      <text:h text:style-name="Heading_20_2" text:outline-level="2">What 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 8.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What is the occupation of your spouse? Characterize her main job in as many details as possible Not necessary??</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 8.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Now a few words about the organizations where you are currently working. What kind of organization is it? A state, public, private-individual or joint stock company?</text:h>
      <text:list text:style-name="L23">
        <text:list-item>
          <text:p text:style-name="P23">State</text:p>
        </text:list-item>
        <text:list-item>
          <text:p text:style-name="P23">Private</text:p>
        </text:list-item>
        <text:list-item>
          <text:p text:style-name="P23">Foreign company</text:p>
        </text:list-item>
        <text:list-item>
          <text:p text:style-name="P23">other</text:p>
        </text:list-item>
        <text:list-item>
          <text:p text:style-name="P23">not relevant</text:p>
        </text:list-item>
        <text:list-item>
          <text:p text:style-name="P23">Hard to say</text:p>
        </text:list-item>
      </text:list>
      <text:h text:style-name="Heading_20_2" text:outline-level="2">How many people does it employ including those who work all of its affiliations? If you cannot say exactly, just make a guess.</text:h>
      <text:list text:style-name="L24">
        <text:list-item>
          <text:p text:style-name="P24">employees</text:p>
        </text:list-item>
        <text:list-item>
          <text:p text:style-name="P24">hard to say 00000</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 9</text:p>
        </text:list-item>
      </text:list>
      <text:h text:style-name="Heading_20_2" text:outline-level="2">To what extent can you determine the nature of the product or a service that you produce?</text:h>
      <text:list text:style-name="L30">
        <text:list-item>
          <text:p text:style-name="P30">To a great extent 3</text:p>
        </text:list-item>
        <text:list-item>
          <text:p text:style-name="P30">Partially yes, partially no 2</text:p>
        </text:list-item>
        <text:list-item>
          <text:p text:style-name="P30">To a small extent 1</text:p>
        </text:list-item>
        <text:list-item>
          <text:p text:style-name="P30">hard to say 9</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 3</text:p>
        </text:list-item>
        <text:list-item>
          <text:p text:style-name="P32">Partially yes, partially no 2</text:p>
        </text:list-item>
        <text:list-item>
          <text:p text:style-name="P32">To a small extent 1</text:p>
        </text:list-item>
        <text:list-item>
          <text:p text:style-name="P32">Hard to say 9</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9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You</text:p>
            </table:table-cell>
            <table:table-cell table:style-name="Table4.A1" office:value-type="string">
              <text:p text:style-name="Table_20_Heading">My higher-up</text:p>
            </table:table-cell>
            <table:table-cell table:style-name="Table4.A1" office:value-type="string">
              <text:p text:style-name="Table_20_Heading">Together</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9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7">scal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Directly</text:p>
            </table:table-cell>
            <table:table-cell table:style-name="Table7.A1" office:value-type="string">
              <text:p text:style-name="Table_20_Heading">In discussion</text:p>
            </table:table-cell>
            <table:table-cell table:style-name="Table7.A1" office:value-type="string">
              <text:p text:style-name="Table_20_Heading">Do not participate</text:p>
            </table:table-cell>
            <table:table-cell table:style-name="Table7.A1" office:value-type="string">
              <text:p text:style-name="Table_20_Heading">Not applicable</text:p>
            </table:table-cell>
          </table:table-row>
        </table:table-header-rows>
        <table:table-row>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1</text:p>
          </table:table-cell>
          <table:table-cell table:style-name="Table7.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98">[interviewer!</text:span><text:span text:style-name="T99"> </text:span><text:span text:style-name="T100">the</text:span><text:span text:style-name="T101"> </text:span><text:span text:style-name="T102">next</text:span><text:span text:style-name="T103"> </text:span><text:span text:style-name="T104">question</text:span><text:span text:style-name="T105"> </text:span><text:span text:style-name="T106">targets</text:span><text:span text:style-name="T107"> </text:span><text:span text:style-name="T108">only</text:span><text:span text:style-name="T109"> </text:span><text:span text:style-name="T110">those</text:span><text:span text:style-name="T111"> </text:span><text:span text:style-name="T112">who</text:span><text:span text:style-name="T113"> </text:span><text:span text:style-name="T114">answered</text:span><text:span text:style-name="T115"> </text:span><text:span text:style-name="T116">“Yes”</text:span><text:span text:style-name="T117"> </text:span><text:span text:style-name="T118">to</text:span><text:span text:style-name="T119"> </text:span><text:span text:style-name="T120">one</text:span><text:span text:style-name="T121"> </text:span><text:span text:style-name="T122">of</text:span><text:span text:style-name="T123"> </text:span><text:span text:style-name="T124">the</text:span><text:span text:style-name="T125"> </text:span><text:span text:style-name="T126">previous</text:span><text:span text:style-name="T127"> </text:span><text:span text:style-name="T128">three</text:span><text:span text:style-name="T129"> </text:span><text:span text:style-name="T130">questions.</text:span><text:span text:style-name="T131"> </text:span><text:span text:style-name="T132">The</text:span><text:span text:style-name="T133"> </text:span><text:span text:style-name="T134">rest</text:span><text:span text:style-name="T135"> </text:span><text:span text:style-name="T136">go</text:span><text:span text:style-name="T137"> </text:span><text:span text:style-name="T138">to</text:span><text:span text:style-name="T139"> </text:span><text:span text:style-name="T140">question</text:span><text:span text:style-name="T141"> </text:span><text:span text:style-name="T142">45]</text:span></text:p>
      <text:h text:style-name="Heading_20_2" text:outline-level="2">How did you manage to survive in these difficult circumstances? How did you provide for yourself and your family?</text:h>
      <text:p text:style-name="First_20_paragraph"><text:span text:style-name="T143">scale:</text:span></text:p>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members of your family lives under the same roof with you?</text:h>
      <text:list text:style-name="L53">
        <text:list-item>
          <text:p text:style-name="P53">___ persons</text:p>
        </text:list-item>
      </text:list>
      <text:h text:style-name="Heading_20_2" text:outline-level="2">How often do you spend time on the following pastimes? Do it every day, every week, every month, three to six times a year, less frequently, never.</text:h>
      <text:list text:style-name="L54">
        <text:list-item>
          <text:p text:style-name="P54">Going to a concert or theater</text:p>
        </text:list-item>
        <text:list-item>
          <text:p text:style-name="P54">Going to libraries</text:p>
        </text:list-item>
        <text:list-item>
          <text:p text:style-name="P54">Going to a restaurants, café, bar, pub</text:p>
        </text:list-item>
        <text:list-item>
          <text:p text:style-name="P54">Visiting friends, receiving guests</text:p>
        </text:list-item>
        <text:list-item>
          <text:p text:style-name="P54">Going to the cinema</text:p>
        </text:list-item>
        <text:list-item>
          <text:p text:style-name="P54">Taking up sports, training</text:p>
        </text:list-item>
        <text:list-item>
          <text:p text:style-name="P54">Drinking in the company of friends</text:p>
        </text:list-item>
        <text:list-item>
          <text:p text:style-name="P54">Spending time in outdoors</text:p>
        </text:list-item>
        <text:list-item>
          <text:p text:style-name="P54">spending time at social media</text:p>
        </text:list-item>
        <text:list-item>
          <text:p text:style-name="P54">playing computer games</text:p>
        </text:list-item>
      </text:list>
      <text:h text:style-name="Heading_20_1" text:outline-level="1">Well-being</text:h>
      <text:p text:style-name="P55">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4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list text:style-name="L55">
        <text:list-item>
          <text:p text:style-name="P56">Main job salary</text:p>
        </text:list-item>
        <text:list-item>
          <text:p text:style-name="P56">Second job salary</text:p>
        </text:list-item>
        <text:list-item>
          <text:p text:style-name="P56">Relatives’ assistance</text:p>
        </text:list-item>
        <text:list-item>
          <text:p text:style-name="P56">Small scale trade</text:p>
        </text:list-item>
        <text:list-item>
          <text:p text:style-name="P56">Pensions, other social subsidy<text:line-break/></text:p>
        </text:list-item>
        <text:list-item>
          <text:p text:style-name="P56">Letting an apartment or a summer cottage</text:p>
        </text:list-item>
        <text:list-item>
          <text:p text:style-name="P56">Interest accumulated by a bank account</text:p>
        </text:list-item>
        <text:list-item>
          <text:p text:style-name="P56">Savings</text:p>
        </text:list-item>
        <text:list-item>
          <text:p text:style-name="P56">Philanthropy</text:p>
        </text:list-item>
        <text:list-item>
          <text:p text:style-name="P56">Other<text:line-break/></text:p>
        </text:list-item>
        <text:list-item>
          <text:p text:style-name="P56">Household plot farming?</text:p>
        </text:list-item>
      </text:list>
      <text:h text:style-name="Heading_20_2" text:outline-level="2">How is your work paid in your main job?</text:h>
      <text:list text:style-name="L56">
        <text:list-item>
          <text:p text:style-name="P57">Individual piece rate</text:p>
        </text:list-item>
        <text:list-item>
          <text:p text:style-name="P57">Collective piece rate</text:p>
        </text:list-item>
        <text:list-item>
          <text:p text:style-name="P57">Time wage</text:p>
        </text:list-item>
        <text:list-item>
          <text:p text:style-name="P57">Fixed salary</text:p>
        </text:list-item>
        <text:list-item>
          <text:p text:style-name="P57">Pay depends on sales or profits/commission</text:p>
        </text:list-item>
        <text:list-item>
          <text:p text:style-name="P57">other</text:p>
        </text:list-item>
      </text:list>
      <text:h text:style-name="Heading_20_2" text:outline-level="2">How often did you get bonus in the 12 months?</text:h>
      <text:list text:style-name="L57">
        <text:list-item>
          <text:p text:style-name="P58">____ n of times</text:p>
        </text:list-item>
      </text:list>
      <text:h text:style-name="Heading_20_2" text:outline-level="2">On what does the bonus depend on?</text:h>
      <text:list text:style-name="L58">
        <text:list-item>
          <text:p text:style-name="P59">How well I personally work</text:p>
        </text:list-item>
        <text:list-item>
          <text:p text:style-name="P59">How well our work collective works</text:p>
        </text:list-item>
        <text:list-item>
          <text:p text:style-name="P59">The profitability of the enterprise</text:p>
        </text:list-item>
        <text:list-item>
          <text:p text:style-name="P59">Attitude of the management</text:p>
        </text:list-item>
        <text:list-item>
          <text:p text:style-name="P59">It is a fixed part of the payment</text:p>
        </text:list-item>
        <text:list-item>
          <text:p text:style-name="P59">Not relevant</text:p>
        </text:list-item>
        <text:list-item>
          <text:p text:style-name="P59">Don't know</text:p>
        </text:list-item>
      </text:list>
      <text:h text:style-name="Heading_20_2" text:outline-level="2">What is your aggregate monthly income including income from all sources? Put it in rubles.</text:h>
      <text:list text:style-name="L59">
        <text:list-item>
          <text:p text:style-name="P60">____ rubles</text:p>
        </text:list-item>
      </text:list>
      <text:h text:style-name="Heading_20_2" text:outline-level="2">What is your family’s aggregate monthly income from all sources? Put it in rubles.</text:h>
      <text:list text:style-name="L60">
        <text:list-item>
          <text:p text:style-name="P61">_____ rubles</text:p>
        </text:list-item>
      </text:list>
      <text:h text:style-name="Heading_20_2" text:outline-level="2">What kind of state benefits or allowances do you get?</text:h>
      <text:p text:style-name="First_20_paragraph"><text:span text:style-name="T145">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1">
        <text:list-item>
          <text:p text:style-name="P62">Unemployment benefits<text:line-break/></text:p>
        </text:list-item>
        <text:list-item>
          <text:p text:style-name="P62">Children support subsidy</text:p>
        </text:list-item>
        <text:list-item>
          <text:p text:style-name="P62">Communal payment rebate</text:p>
        </text:list-item>
        <text:list-item>
          <text:p text:style-name="P62">Allowance for the handicapped</text:p>
        </text:list-item>
        <text:list-item>
          <text:p text:style-name="P62">Pensions</text:p>
        </text:list-item>
        <text:list-item>
          <text:p text:style-name="P62">Free medication</text:p>
        </text:list-item>
        <text:list-item>
          <text:p text:style-name="P62">Other</text:p>
        </text:list-item>
      </text:list>
      <text:h text:style-name="Heading_20_2" text:outline-level="2">What kind of state benefits or allowances do you get? NON-MONETARY / IN-KIND</text:h>
      <text:list text:style-name="L62">
        <text:list-item>
          <text:p text:style-name="Horizontal_20_Line"/>
        </text:list-item>
        <text:list-item>
          <text:p text:style-name="Horizontal_20_Line"/>
        </text:list-item>
        <text:list-item>
          <text:p text:style-name="Horizontal_20_Line"/>
        </text:list-item>
      </text:list>
      <text:h text:style-name="Heading_20_2" text:outline-level="2">Which of the following social benefits did you get at your workplace ten years ago?</text:h>
      <text:p text:style-name="First_20_paragraph"><text:span text:style-name="T146">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3">
        <text:list-item>
          <text:p text:style-name="P64">Privileges in getting a new home, an apartment</text:p>
        </text:list-item>
        <text:list-item>
          <text:p text:style-name="P64">Kindergarten</text:p>
        </text:list-item>
        <text:list-item>
          <text:p text:style-name="P64">Privileged access to rest homes or sanatoria</text:p>
        </text:list-item>
        <text:list-item>
          <text:p text:style-name="P64">Lunch at a special price</text:p>
        </text:list-item>
        <text:list-item>
          <text:p text:style-name="P64">Issue of work clothes</text:p>
        </text:list-item>
        <text:list-item>
          <text:p text:style-name="P64">Coverage of travel to workplace and back</text:p>
        </text:list-item>
        <text:list-item>
          <text:p text:style-name="P64">Privileged access to food products</text:p>
        </text:list-item>
        <text:list-item>
          <text:p text:style-name="P64">Privileged access to consumer goods</text:p>
        </text:list-item>
        <text:list-item>
          <text:p text:style-name="P64">Holiday pay</text:p>
        </text:list-item>
        <text:list-item>
          <text:p text:style-name="P64">Sick pay</text:p>
        </text:list-item>
        <text:list-item>
          <text:p text:style-name="P64">Obligatory Medical insurance</text:p>
        </text:list-item>
        <text:list-item>
          <text:p text:style-name="P64">Training at the expense of the enterprise</text:p>
        </text:list-item>
      </text:list>
      <text:h text:style-name="Heading_20_2" text:outline-level="2">Which of the following social benefits do you get at your workplace now?</text:h>
      <text:p text:style-name="First_20_paragraph"><text:span text:style-name="T14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4">
        <text:list-item>
          <text:p text:style-name="P65">Privileges in getting a new home, an apartment</text:p>
        </text:list-item>
        <text:list-item>
          <text:p text:style-name="P65">Kindergarten</text:p>
        </text:list-item>
        <text:list-item>
          <text:p text:style-name="P65">Privileged access to rest homes or sanatoria</text:p>
        </text:list-item>
        <text:list-item>
          <text:p text:style-name="P65">Lunch at a special price</text:p>
        </text:list-item>
        <text:list-item>
          <text:p text:style-name="P65">Issue of work clothes</text:p>
        </text:list-item>
        <text:list-item>
          <text:p text:style-name="P65">Coverage of travel to workplace and back</text:p>
        </text:list-item>
        <text:list-item>
          <text:p text:style-name="P65">Privileged access to food products</text:p>
        </text:list-item>
        <text:list-item>
          <text:p text:style-name="P65">Privileged access to consumer goods</text:p>
        </text:list-item>
        <text:list-item>
          <text:p text:style-name="P65">Holiday pay</text:p>
        </text:list-item>
        <text:list-item>
          <text:p text:style-name="P65">Sick pay</text:p>
        </text:list-item>
        <text:list-item>
          <text:p text:style-name="P65">Obligatory Medical insurance</text:p>
        </text:list-item>
        <text:list-item>
          <text:p text:style-name="P65">Training at the expense of the enterprise</text:p>
        </text:list-item>
      </text:list>
      <text:h text:style-name="Heading_20_2" text:outline-level="2">I shall read the characteristics of several groups. Tell me to which of them you belong.</text:h>
      <text:list text:style-name="L65">
        <text:list-item>
          <text:p text:style-name="P66">We cannot make ends meet. There is not enough money even for food 1</text:p>
        </text:list-item>
        <text:list-item>
          <text:p text:style-name="P66">We have money only for food, the purchase of clothes is a problem 2</text:p>
        </text:list-item>
        <text:list-item>
          <text:p text:style-name="P66">We are able to buy food. We can also buy clothes, if we stick to cheap kind. However, we have a problem when there is a need to buy durables such as a TV set or a refrigerator 3</text:p>
        </text:list-item>
        <text:list-item>
          <text:p text:style-name="P66">We have enough money for food. We can also buy good expensive clothes. If we save money, we can buy durables, but things that are really expensive such as a summer cottage or a car are beyond our means 4</text:p>
        </text:list-item>
        <text:list-item>
          <text:p text:style-name="P66">We can buy durables without any problems. If we save, we can buy an Inexpensive car or a modest summer home. However we do not have a chance to go for really expensive things such as a n apartment or a modern house. 5</text:p>
        </text:list-item>
        <text:list-item>
          <text:p text:style-name="P66">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66">
        <text:list-item>
          <text:p text:style-name="P67">Significantly improved 5</text:p>
        </text:list-item>
        <text:list-item>
          <text:p text:style-name="P67">Improved 4</text:p>
        </text:list-item>
        <text:list-item>
          <text:p text:style-name="P67">Did not change 3</text:p>
        </text:list-item>
        <text:list-item>
          <text:p text:style-name="P67">Worsened 2</text:p>
        </text:list-item>
        <text:list-item>
          <text:p text:style-name="P67">Significantly worsened 1</text:p>
        </text:list-item>
        <text:list-item>
          <text:p text:style-name="P67">Not applicable 8 Hard to say 9</text:p>
        </text:list-item>
      </text:list>
      <text:h text:style-name="Heading_20_2" text:outline-level="2">How did you family’s following expenses change in 2010? They increased, decreased, stayed without change?</text:h>
      <text:p text:style-name="First_20_paragraph"><text:span text:style-name="T148">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67">
        <text:list-item>
          <text:p text:style-name="P68">Purchase of medical services, drugs</text:p>
        </text:list-item>
        <text:list-item>
          <text:p text:style-name="P68">Food</text:p>
        </text:list-item>
        <text:list-item>
          <text:p text:style-name="P68">Hobbies</text:p>
        </text:list-item>
        <text:list-item>
          <text:p text:style-name="P68">Travel</text:p>
        </text:list-item>
        <text:list-item>
          <text:p text:style-name="P68">Big buys such as real estate or a car</text:p>
        </text:list-item>
        <text:list-item>
          <text:p text:style-name="P68">Small buys such as clothes</text:p>
        </text:list-item>
        <text:list-item>
          <text:p text:style-name="P68">Children’s education</text:p>
        </text:list-item>
        <text:list-item>
          <text:p text:style-name="P68">Communal payments</text:p>
        </text:list-item>
        <text:list-item>
          <text:p text:style-name="P68">Tax payment</text:p>
        </text:list-item>
      </text:list>
      <text:h text:style-name="Heading_20_2" text:outline-level="2">What are your expectations? How would your well-being change in the next three years? It will significantly improve, somewhat improve, will not change, somewhat worsen, significantly worsen?</text:h>
      <text:list text:style-name="L68">
        <text:list-item>
          <text:p text:style-name="P69">Significantly improve 5</text:p>
        </text:list-item>
        <text:list-item>
          <text:p text:style-name="P69">Somewhat improve 4</text:p>
        </text:list-item>
        <text:list-item>
          <text:p text:style-name="P69">Will not change 3</text:p>
        </text:list-item>
        <text:list-item>
          <text:p text:style-name="P69">Somewhat worsen 2</text:p>
        </text:list-item>
        <text:list-item>
          <text:p text:style-name="P69">Significantly worsen 1</text:p>
        </text:list-item>
        <text:list-item>
          <text:p text:style-name="P69">Hard to say 9</text:p>
        </text:list-item>
      </text:list>
      <text:h text:style-name="Heading_20_2" text:outline-level="2">What are home conditions at the place where you are living permanently? Choose one option of the listed below.</text:h>
      <text:list text:style-name="L69">
        <text:list-item>
          <text:p text:style-name="P70">One’s own house</text:p>
        </text:list-item>
        <text:list-item>
          <text:p text:style-name="P70">kerrostalo</text:p>
        </text:list-item>
        <text:list-item>
          <text:p text:style-name="P70">Communal apartment</text:p>
        </text:list-item>
        <text:list-item>
          <text:p text:style-name="P70">Shared room in a dormitory</text:p>
        </text:list-item>
        <text:list-item>
          <text:p text:style-name="P70">One or several rooms in a barrack</text:p>
        </text:list-item>
        <text:list-item>
          <text:p text:style-name="P70">Rent an apartment</text:p>
        </text:list-item>
        <text:list-item>
          <text:p text:style-name="P70">Other</text:p>
        </text:list-item>
      </text:list>
      <text:h text:style-name="Heading_20_2" text:outline-level="2">How many rooms</text:h>
      <text:h text:style-name="Heading_20_2" text:outline-level="2">Number of square meters?</text:h>
      <text:p text:style-name="First_20_paragraph"><text:span text:style-name="T149">perhaps</text:span><text:span text:style-name="T150"> </text:span><text:span text:style-name="T151">something</text:span><text:span text:style-name="T152"> </text:span><text:span text:style-name="T153">about</text:span><text:span text:style-name="T154"> </text:span><text:span text:style-name="T155">housing</text:span><text:span text:style-name="T156"> </text:span><text:span text:style-name="T157">deprivations..?</text:span></text:p>
      <text:h text:style-name="Heading_20_1" text:outline-level="1">Information and media</text:h>
      <text:h text:style-name="Heading_20_2" text:outline-level="2">Have you access to internet</text:h>
      <text:list text:style-name="L70">
        <text:list-item>
          <text:p text:style-name="P71">Yes</text:p>
        </text:list-item>
        <text:list-item>
          <text:p text:style-name="P71">No</text:p>
        </text:list-item>
        <text:list-item>
          <text:p text:style-name="P71"><text:span text:style-name="T158">Other</text:span><text:span text:style-name="T159"> </text:span><text:span text:style-name="T160">options???</text:span></text:p>
        </text:list-item>
      </text:list>
      <text:h text:style-name="Heading_20_2" text:outline-level="2">How often you use the social media as following services</text:h>
      <text:p text:style-name="First_20_paragraph"><text:span text:style-name="T161">scal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aily</text:p>
            </table:table-cell>
            <table:table-cell table:style-name="Table14.A1" office:value-type="string">
              <text:p text:style-name="Table_20_Heading">few times a week</text:p>
            </table:table-cell>
            <table:table-cell table:style-name="Table14.A1" office:value-type="string">
              <text:p text:style-name="Table_20_Heading">weekly</text:p>
            </table:table-cell>
            <table:table-cell table:style-name="Table14.A1" office:value-type="string">
              <text:p text:style-name="Table_20_Heading">monthly</text:p>
            </table:table-cell>
            <table:table-cell table:style-name="Table14.A1" office:value-type="string">
              <text:p text:style-name="Table_20_Heading">not at all</text:p>
            </table:table-cell>
            <table:table-cell table:style-name="Table14.A1" office:value-type="string">
              <text:p text:style-name="Table_20_Heading">not applicaple</text:p>
            </table:table-cell>
          </table:table-row>
        </table:table-header-rows>
        <table:table-row>
          <table:table-cell table:style-name="Table14.A1" office:value-type="string">
            <text:p text:style-name="Table_20_Contents">5</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9</text:p>
          </table:table-cell>
        </table:table-row>
      </table:table>
      <text:list text:style-name="L71">
        <text:list-item>
          <text:p text:style-name="P72">facebook</text:p>
        </text:list-item>
        <text:list-item>
          <text:p text:style-name="P72">vkontakte</text:p>
        </text:list-item>
        <text:list-item>
          <text:p text:style-name="P72">twitter</text:p>
        </text:list-item>
        <text:list-item>
          <text:p text:style-name="P72">live journal</text:p>
        </text:list-item>
      </text:list>
      <text:h text:style-name="Heading_20_2" text:outline-level="2">What do you use your smart phone for? Apart from</text:h>
      <text:list text:style-name="L72">
        <text:list-item>
          <text:p text:style-name="P73">taking photos</text:p>
        </text:list-item>
        <text:list-item>
          <text:p text:style-name="P73">listening to music</text:p>
        </text:list-item>
        <text:list-item>
          <text:p text:style-name="P73">watching movies</text:p>
        </text:list-item>
        <text:list-item>
          <text:p text:style-name="P73">reading books</text:p>
        </text:list-item>
        <text:list-item>
          <text:p text:style-name="P73">sending messages</text:p>
        </text:list-item>
        <text:list-item>
          <text:p text:style-name="P73">facebooking</text:p>
        </text:list-item>
        <text:list-item>
          <text:p text:style-name="P73">making phone calls</text:p>
        </text:list-item>
        <text:list-item>
          <text:p text:style-name="P73">using it as a navigator</text:p>
        </text:list-item>
      </text:list>
      <text:h text:style-name="Heading_20_2" text:outline-level="2">What is your primary device to access internet</text:h>
      <text:list text:style-name="L73">
        <text:list-item>
          <text:p text:style-name="P74">desktop computer</text:p>
        </text:list-item>
        <text:list-item>
          <text:p text:style-name="P74">laptop computer</text:p>
        </text:list-item>
        <text:list-item>
          <text:p text:style-name="P74">smartphone</text:p>
        </text:list-item>
        <text:list-item>
          <text:p text:style-name="P74">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74">
        <text:list-item>
          <text:p text:style-name="Horizontal_20_Line"/>
        </text:list-item>
        <text:list-item>
          <text:p text:style-name="Horizontal_20_Line"/>
        </text:list-item>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75">
        <text:list-item>
          <text:p text:style-name="P76">Yes, there was</text:p>
        </text:list-item>
        <text:list-item>
          <text:p text:style-name="P76">No, there weren’t</text:p>
        </text:list-item>
      </text:list>
      <text:h text:style-name="Heading_20_2" text:outline-level="2">Why these days you practically do not read newspapers? Choose no more than three answers</text:h>
      <text:list text:style-name="L76">
        <text:list-item>
          <text:p text:style-name="P77">Newspapers became too expensive 1</text:p>
        </text:list-item>
        <text:list-item>
          <text:p text:style-name="P77">Things they write about are not interesting for me 2</text:p>
        </text:list-item>
        <text:list-item>
          <text:p text:style-name="P77">TV is enough for me 3</text:p>
        </text:list-item>
        <text:list-item>
          <text:p text:style-name="P77">Radio is enough for me 4</text:p>
        </text:list-item>
        <text:list-item>
          <text:p text:style-name="P77">Internet is enough for me 5</text:p>
        </text:list-item>
        <text:list-item>
          <text:p text:style-name="P77">Free-distributed press is enough for me 6</text:p>
        </text:list-item>
        <text:list-item>
          <text:p text:style-name="P77">Weeklies or monthlies are enough for me 7</text:p>
        </text:list-item>
        <text:list-item>
          <text:p text:style-name="P77">Newspapers are badly delivered 8</text:p>
        </text:list-item>
        <text:list-item>
          <text:p text:style-name="P77">Newspapers are stolen from my post box 9</text:p>
        </text:list-item>
        <text:list-item>
          <text:p text:style-name="P77">I have not time for this 10</text:p>
        </text:list-item>
        <text:list-item>
          <text:p text:style-name="P77">They do not have information that I need 11</text:p>
        </text:list-item>
        <text:list-item>
          <text:p text:style-name="P77">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list text:style-name="L77">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78">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79">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62">scale:</text:span></text:p>
      <text:p text:style-name="Text_20_body">| TV | Radio | Newspapers | Magazines | Internet | Experience | Do not get | | --- | --- | --- | --- | --- | --- | --- | | 1 | 2 | 3 | 4 | 5 | 6 | 9 |</text:p>
      <text:p text:style-name="Text_20_body">1.Political life in Russia 2.Russian economy 3.Mood in society 4.Events in the Caucasus 5.Political life in your region 6.State of regional economy 7.Work done by regional administration 8.Work done by city or village administration 9.Events in the world 10.Sports, outcome of competitions 11.Cultural events 12.Information on goods on sale in shops</text:p>
      <text:h text:style-name="Heading_20_2" text:outline-level="2">In your opinion which of the following information in the media should be banned, which should be released with limitations and which should allowed free circulation?</text:h>
      <text:p text:style-name="First_20_paragraph"><text:span text:style-name="T163">scale:</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Banned</text:p>
            </table:table-cell>
            <table:table-cell table:style-name="Table15.A1" office:value-type="string">
              <text:p text:style-name="Table_20_Heading">With limitations</text:p>
            </table:table-cell>
            <table:table-cell table:style-name="Table15.A1" office:value-type="string">
              <text:p text:style-name="Table_20_Heading">Free circulation</text:p>
            </table:table-cell>
            <table:table-cell table:style-name="Table15.A1" office:value-type="string">
              <text:p text:style-name="Table_20_Heading">hard to say</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cell table:style-name="Table15.A1" office:value-type="string">
            <text:p text:style-name="Table_20_Contents">9</text:p>
          </table:table-cell>
        </table:table-row>
      </table:table>
      <text:list text:style-name="L80">
        <text:list-item>
          <text:p text:style-name="P81">Criticism of the President of Russia</text:p>
        </text:list-item>
        <text:list-item>
          <text:p text:style-name="P81">Material against some ethnic group, race</text:p>
        </text:list-item>
        <text:list-item>
          <text:p text:style-name="P81">Material glorifying communism</text:p>
        </text:list-item>
        <text:list-item>
          <text:p text:style-name="P81">Negative information, “dark part of reality” 5.I nformation on sexual minorities, homosexuals</text:p>
        </text:list-item>
        <text:list-item>
          <text:p text:style-name="P81">Material on sects, non-traditional religions</text:p>
        </text:list-item>
        <text:list-item>
          <text:p text:style-name="P81">Depiction of violent scenes</text:p>
        </text:list-item>
        <text:list-item>
          <text:p text:style-name="P81">Undisguised erotic, naked bodies</text:p>
        </text:list-item>
        <text:list-item>
          <text:p text:style-name="P81">Propaganda of religion</text:p>
        </text:list-item>
        <text:list-item>
          <text:p text:style-name="P81">Commercials</text:p>
        </text:list-item>
      </text:list>
      <text:h text:style-name="Heading_20_1" text:outline-level="1">Politics and society</text:h>
      <text:h text:style-name="Heading_20_2" text:outline-level="2">Which of the following events did you take part in 2010-2014?</text:h>
      <text:p text:style-name="First_20_paragraph"><text:span text:style-name="T164">scale:</text:span></text:p>
      <table:table table:name="Table16" table:style-name="Table16">
        <table:table-column table:style-name="Table16.A"/>
        <table:table-column table:style-name="Table16.B"/>
        <table:table-header-rows>
          <table:table-row>
            <table:table-cell table:style-name="Table16.A1" office:value-type="string">
              <text:p text:style-name="Table_20_Heading">Yes</text:p>
            </table:table-cell>
            <table:table-cell table:style-name="Table16.A1" office:value-type="string">
              <text:p text:style-name="Table_20_Heading">No</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row>
      </table:table>
      <text:list text:style-name="L81">
        <text:list-item>
          <text:p text:style-name="P82">Signed a petition or an address</text:p>
        </text:list-item>
        <text:list-item>
          <text:p text:style-name="P82">Participated in congresses or conferences of public organizations</text:p>
        </text:list-item>
        <text:list-item>
          <text:p text:style-name="P82">Took part in strikes</text:p>
        </text:list-item>
        <text:list-item>
          <text:p text:style-name="P82">Participated in demonstrations or marches of protest</text:p>
        </text:list-item>
        <text:list-item>
          <text:p text:style-name="P82">Took part in rallies</text:p>
        </text:list-item>
        <text:list-item>
          <text:p text:style-name="P82">Wrote a letter to a newspaper</text:p>
        </text:list-item>
        <text:list-item>
          <text:p text:style-name="P82">Took part in an electoral campaign in the team of a candidate</text:p>
        </text:list-item>
        <text:list-item>
          <text:p text:style-name="P82">Voted in local elections</text:p>
        </text:list-item>
      </text:list>
      <text:h text:style-name="Heading_20_2" text:outline-level="2">Are you a member of a party or a social movement?</text:h>
      <text:list text:style-name="L82">
        <text:list-item>
          <text:p text:style-name="P83">Yes 1 [go to question XX]</text:p>
        </text:list-item>
        <text:list-item>
          <text:p text:style-name="P83">No 2 [go to question XX]</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165">scale:</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Participate</text:p>
            </table:table-cell>
            <table:table-cell table:style-name="Table17.A1" office:value-type="string">
              <text:p text:style-name="Table_20_Heading">Formally belong, but do not participate</text:p>
            </table:table-cell>
            <table:table-cell table:style-name="Table17.A1" office:value-type="string">
              <text:p text:style-name="Table_20_Heading">Do not belong, and do not participat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row>
      </table:table>
      <text:list text:style-name="L83">
        <text:list-item>
          <text:p text:style-name="P84">Charity</text:p>
        </text:list-item>
        <text:list-item>
          <text:p text:style-name="P84">Religious</text:p>
        </text:list-item>
        <text:list-item>
          <text:p text:style-name="P84">Cultural, artist, organizations and groups</text:p>
        </text:list-item>
        <text:list-item>
          <text:p text:style-name="P84">Trade Unions</text:p>
        </text:list-item>
        <text:list-item>
          <text:p text:style-name="P84">Political parties</text:p>
        </text:list-item>
        <text:list-item>
          <text:p text:style-name="P84">Organisations in protection of minorities</text:p>
        </text:list-item>
        <text:list-item>
          <text:p text:style-name="P84">Environmental organization</text:p>
        </text:list-item>
        <text:list-item>
          <text:p text:style-name="P84">youth organizations (clubs)</text:p>
        </text:list-item>
        <text:list-item>
          <text:p text:style-name="P84">Women’s organizations (clubs)</text:p>
        </text:list-item>
        <text:list-item>
          <text:p text:style-name="P84">Sport clubs, associations</text:p>
        </text:list-item>
        <text:list-item>
          <text:p text:style-name="P84">Consumer organizations</text:p>
        </text:list-item>
        <text:list-item>
          <text:p text:style-name="P84">Formal or informal councils of residents or yard councils</text:p>
        </text:list-item>
        <text:list-item>
          <text:p text:style-name="P84">Hobby clubs (fishing, hunting)</text:p>
        </text:list-item>
        <text:list-item>
          <text:p text:style-name="P84">other clubs of organizations (specify ___________)</text:p>
        </text:list-item>
      </text:list>
      <text:h text:style-name="Heading_20_2" text:outline-level="2">To what extent do you trust the following authorities, public organizations or groups?</text:h>
      <text:p text:style-name="First_20_paragraph"><text:span text:style-name="T166">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Fully trust</text:p>
            </table:table-cell>
            <table:table-cell table:style-name="Table18.A1" office:value-type="string">
              <text:p text:style-name="Table_20_Heading">Mainly trust</text:p>
            </table:table-cell>
            <table:table-cell table:style-name="Table18.A1" office:value-type="string">
              <text:p text:style-name="Table_20_Heading">Partially</text:p>
            </table:table-cell>
            <table:table-cell table:style-name="Table18.A1" office:value-type="string">
              <text:p text:style-name="Table_20_Heading">Mainly distrust</text:p>
            </table:table-cell>
            <table:table-cell table:style-name="Table18.A1" office:value-type="string">
              <text:p text:style-name="Table_20_Heading">Completely distrust</text:p>
            </table:table-cell>
            <table:table-cell table:style-name="Table18.A1" office:value-type="string">
              <text:p text:style-name="Table_20_Heading">Hard to say</text:p>
            </table:table-cell>
          </table:table-row>
        </table:table-header-rows>
        <table:table-row>
          <table:table-cell table:style-name="Table18.A1" office:value-type="string">
            <text:p text:style-name="Table_20_Contents">5</text:p>
          </table:table-cell>
          <table:table-cell table:style-name="Table18.A1" office:value-type="string">
            <text:p text:style-name="Table_20_Contents">4</text:p>
          </table:table-cell>
          <table:table-cell table:style-name="Table18.A1" office:value-type="string">
            <text:p text:style-name="Table_20_Contents">3</text:p>
          </table:table-cell>
          <table:table-cell table:style-name="Table18.A1" office:value-type="string">
            <text:p text:style-name="Table_20_Contents">2</text:p>
          </table:table-cell>
          <table:table-cell table:style-name="Table18.A1" office:value-type="string">
            <text:p text:style-name="Table_20_Contents">1</text:p>
          </table:table-cell>
          <table:table-cell table:style-name="Table18.A1" office:value-type="string">
            <text:p text:style-name="Table_20_Contents">9</text:p>
          </table:table-cell>
        </table:table-row>
      </table:table>
      <text:list text:style-name="L84">
        <text:list-item>
          <text:p text:style-name="P85">Council of the Federation</text:p>
        </text:list-item>
        <text:list-item>
          <text:p text:style-name="P85">State Duma</text:p>
        </text:list-item>
        <text:list-item>
          <text:p text:style-name="P85">President of Russia</text:p>
        </text:list-item>
        <text:list-item>
          <text:p text:style-name="P85">Government of Russia</text:p>
        </text:list-item>
        <text:list-item>
          <text:p text:style-name="P85">Regional administration</text:p>
        </text:list-item>
        <text:list-item>
          <text:p text:style-name="P85">Municipal, village administration</text:p>
        </text:list-item>
        <text:list-item>
          <text:p text:style-name="P85">Russian orthodox church</text:p>
        </text:list-item>
        <text:list-item>
          <text:p text:style-name="P85">Army</text:p>
        </text:list-item>
        <text:list-item>
          <text:p text:style-name="P85">Courts 10.Police 11.Trade unions 12.Television 13.Newspapers 14.Banks 15.Entrepreneurs</text:p>
        </text:list-item>
        <text:list-item>
          <text:p text:style-name="P85">Your sources of information in internet</text:p>
        </text:list-item>
      </text:list>
      <text:h text:style-name="Heading_20_2" text:outline-level="2">How often you think that people would try to take advantage of you if they got the chance, and how often they try to be fair?</text:h>
      <text:list text:style-name="L85">
        <text:list-item>
          <text:p text:style-name="P86">Try to take advantage almost all of the time</text:p>
        </text:list-item>
        <text:list-item>
          <text:p text:style-name="P86">Try to take advantage most of the time</text:p>
        </text:list-item>
        <text:list-item>
          <text:p text:style-name="P86">Try to be fair most of the time</text:p>
        </text:list-item>
        <text:list-item>
          <text:p text:style-name="P86">Try to be fair almost all of the time</text:p>
        </text:list-item>
        <text:list-item>
          <text:p text:style-name="P86">Can’t choose</text:p>
        </text:list-item>
      </text:list>
      <text:h text:style-name="Heading_20_2" text:outline-level="2">Generally speaking, would you say that people can be trusted or distrusted?</text:h>
      <text:list text:style-name="L86">
        <text:list-item>
          <text:p text:style-name="P87">People can always be trusted</text:p>
        </text:list-item>
        <text:list-item>
          <text:p text:style-name="P87">Most people can be trusted most of the time</text:p>
        </text:list-item>
        <text:list-item>
          <text:p text:style-name="P87">Some can be trusted, some cannot</text:p>
        </text:list-item>
        <text:list-item>
          <text:p text:style-name="P87">Most of the people cannot be trusted</text:p>
        </text:list-item>
        <text:list-item>
          <text:p text:style-name="P87">You can't trust people</text:p>
        </text:list-item>
        <text:list-item>
          <text:p text:style-name="P87">Can’t choose</text:p>
        </text:list-item>
      </text:list>
      <text:h text:style-name="Heading_20_2" text:outline-level="2">In general, how satisfied You are in</text:h>
      <text:p text:style-name="First_20_paragraph"><text:span text:style-name="T167">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ompletely satisfied</text:p>
            </table:table-cell>
            <table:table-cell table:style-name="Table19.A1" office:value-type="string">
              <text:p text:style-name="Table_20_Heading">satisfied</text:p>
            </table:table-cell>
            <table:table-cell table:style-name="Table19.A1" office:value-type="string">
              <text:p text:style-name="Table_20_Heading">Not satisfied nor unsatisfied</text:p>
            </table:table-cell>
            <table:table-cell table:style-name="Table19.A1" office:value-type="string">
              <text:p text:style-name="Table_20_Heading">unsatisfied</text:p>
            </table:table-cell>
            <table:table-cell table:style-name="Table19.A1" office:value-type="string">
              <text:p text:style-name="Table_20_Heading">Completely unsatisfied</text:p>
            </table:table-cell>
            <table:table-cell table:style-name="Table19.A1" office:value-type="string">
              <text:p text:style-name="Table_20_Heading">Not applicaple</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9</text:p>
          </table:table-cell>
        </table:table-row>
      </table:table>
      <text:list text:style-name="L87">
        <text:list-item>
          <text:p text:style-name="P88">the health care?</text:p>
        </text:list-item>
        <text:list-item>
          <text:p text:style-name="P88">educational system ?</text:p>
        </text:list-item>
        <text:list-item>
          <text:p text:style-name="P88">the way in which the government takes care of its duties?</text:p>
        </text:list-item>
        <text:list-item>
          <text:p text:style-name="P88">the way in which the Duma takes care of its duties?</text:p>
        </text:list-item>
        <text:list-item>
          <text:p text:style-name="P88">the way in which the President takes care of its duties?</text:p>
        </text:list-item>
        <text:list-item>
          <text:p text:style-name="P88">how politicians functions in Russia?</text:p>
        </text:list-item>
      </text:list>
      <text:h text:style-name="Heading_20_2" text:outline-level="2">Do you agree or disagree with following statements? (Scale 1-5 + 9)</text:h>
      <text:p text:style-name="First_20_paragraph"><text:span text:style-name="T168">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Completely agree</text:p>
            </table:table-cell>
            <table:table-cell table:style-name="Table20.A1" office:value-type="string">
              <text:p text:style-name="Table_20_Heading">Agree</text:p>
            </table:table-cell>
            <table:table-cell table:style-name="Table20.A1" office:value-type="string">
              <text:p text:style-name="Table_20_Heading">Not agree nor disagree</text:p>
            </table:table-cell>
            <table:table-cell table:style-name="Table20.A1" office:value-type="string">
              <text:p text:style-name="Table_20_Heading">Disagree</text:p>
            </table:table-cell>
            <table:table-cell table:style-name="Table20.A1" office:value-type="string">
              <text:p text:style-name="Table_20_Heading">Completely disagree</text:p>
            </table:table-cell>
            <table:table-cell table:style-name="Table20.A1" office:value-type="string">
              <text:p text:style-name="Table_20_Heading">Not applicaple</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88">
        <text:list-item>
          <text:p text:style-name="P89">Income differences are too large in this country</text:p>
        </text:list-item>
        <text:list-item>
          <text:p text:style-name="P89">The government should provide decent standard of living for unemployed</text:p>
        </text:list-item>
        <text:list-item>
          <text:p text:style-name="P89">The government should spend less on benefits for the poor</text:p>
        </text:list-item>
        <text:list-item>
          <text:p text:style-name="P89">People should take more care of themselves</text:p>
        </text:list-item>
        <text:list-item>
          <text:p text:style-name="P89">People like me cannot influence what the government does</text:p>
        </text:list-item>
        <text:list-item>
          <text:p text:style-name="P89">Business should have more influence on how things are developing in society</text:p>
        </text:list-item>
        <text:list-item>
          <text:p text:style-name="P89">Interesting job is more important than money</text:p>
        </text:list-item>
        <text:list-item>
          <text:p text:style-name="P89">Country can only develope if it has good institutions like just courts and honest police and so on</text:p>
        </text:list-item>
        <text:list-item>
          <text:p text:style-name="P89">A few strong leaders can do more for the country than all laws and demonstrations</text:p>
        </text:list-item>
        <text:list-item>
          <text:p text:style-name="P89">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169">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Completely agree</text:p>
            </table:table-cell>
            <table:table-cell table:style-name="Table21.A1" office:value-type="string">
              <text:p text:style-name="Table_20_Heading">Agree</text:p>
            </table:table-cell>
            <table:table-cell table:style-name="Table21.A1" office:value-type="string">
              <text:p text:style-name="Table_20_Heading">Not agree nor disagree</text:p>
            </table:table-cell>
            <table:table-cell table:style-name="Table21.A1" office:value-type="string">
              <text:p text:style-name="Table_20_Heading">Disagree</text:p>
            </table:table-cell>
            <table:table-cell table:style-name="Table21.A1" office:value-type="string">
              <text:p text:style-name="Table_20_Heading">Completely disagree</text:p>
            </table:table-cell>
            <table:table-cell table:style-name="Table21.A1" office:value-type="string">
              <text:p text:style-name="Table_20_Heading">Not applicaple</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9">
        <text:list-item>
          <text:p text:style-name="P90">Because they have been unlucky</text:p>
        </text:list-item>
        <text:list-item>
          <text:p text:style-name="P90">Because of laziness and lack of willpower</text:p>
        </text:list-item>
        <text:list-item>
          <text:p text:style-name="P90">Because of injustice in our society</text:p>
        </text:list-item>
        <text:list-item>
          <text:p text:style-name="P90">It is an inevitable part of modern life</text:p>
        </text:list-item>
      </text:list>
      <text:h text:style-name="Heading_20_1" text:outline-level="1">Values and convictions</text:h>
      <text:h text:style-name="Heading_20_2" text:outline-level="2">Are you a believer?</text:h>
      <text:list text:style-name="L90">
        <text:list-item>
          <text:p text:style-name="P91">Yes</text:p>
        </text:list-item>
        <text:list-item>
          <text:p text:style-name="P91">No</text:p>
        </text:list-item>
      </text:list>
      <text:h text:style-name="Heading_20_2" text:outline-level="2">To which confession do you belong?</text:h>
      <text:list text:style-name="L91">
        <text:list-item>
          <text:p text:style-name="P92">Orthodox</text:p>
        </text:list-item>
        <text:list-item>
          <text:p text:style-name="P92">Islam</text:p>
        </text:list-item>
        <text:list-item>
          <text:p text:style-name="P92">Protestantism</text:p>
        </text:list-item>
        <text:list-item>
          <text:p text:style-name="P92">Catholism</text:p>
        </text:list-item>
        <text:list-item>
          <text:p text:style-name="P92">Baptism</text:p>
        </text:list-item>
        <text:list-item>
          <text:p text:style-name="P92">Jewish<text:line-break/></text:p>
        </text:list-item>
        <text:list-item>
          <text:p text:style-name="P92">Buddism<text:line-break/></text:p>
        </text:list-item>
        <text:list-item>
          <text:p text:style-name="P92">Krishanism</text:p>
        </text:list-item>
        <text:list-item>
          <text:p text:style-name="P92">I believe in God but do not identify as a specific religion<text:line-break/></text:p>
        </text:list-item>
        <text:list-item>
          <text:p text:style-name="P92">Other</text:p>
        </text:list-item>
        <text:list-item>
          <text:p text:style-name="P92">Don’t know</text:p>
        </text:list-item>
      </text:list>
      <text:h text:style-name="Heading_20_2" text:outline-level="2">Which group or groups do you feel like you belong to? (Valdai Groupin Identiteetti-kyselyn kysymys)</text:h>
      <text:list text:style-name="L92">
        <text:list-item>
          <text:p text:style-name="P93">Middle class</text:p>
        </text:list-item>
        <text:list-item>
          <text:p text:style-name="P93">Pensioners</text:p>
        </text:list-item>
        <text:list-item>
          <text:p text:style-name="P93">Russians</text:p>
        </text:list-item>
        <text:list-item>
          <text:p text:style-name="P93">Christians or Orthodox Christians</text:p>
        </text:list-item>
        <text:list-item>
          <text:p text:style-name="P93">Russian citizen</text:p>
        </text:list-item>
        <text:list-item>
          <text:p text:style-name="P93">Working people</text:p>
        </text:list-item>
        <text:list-item>
          <text:p text:style-name="P93">Intelligentsija</text:p>
        </text:list-item>
        <text:list-item>
          <text:p text:style-name="P93">Resident of big city</text:p>
        </text:list-item>
        <text:list-item>
          <text:p text:style-name="P93">Rural dveller</text:p>
        </text:list-item>
        <text:list-item>
          <text:p text:style-name="P93">Professional, specialists</text:p>
        </text:list-item>
        <text:list-item>
          <text:p text:style-name="P93">European</text:p>
        </text:list-item>
        <text:list-item>
          <text:p text:style-name="P93">Liberal</text:p>
        </text:list-item>
        <text:list-item>
          <text:p text:style-name="P93">Other</text:p>
        </text:list-item>
        <text:list-item>
          <text:p text:style-name="P93">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Citizens</text:p>
            </table:table-cell>
            <table:table-cell table:style-name="Table22.A1" office:value-type="string">
              <text:p text:style-name="Table_20_Heading">Private companies</text:p>
            </table:table-cell>
            <table:table-cell table:style-name="Table22.A1" office:value-type="string">
              <text:p text:style-name="Table_20_Heading">Local authorities</text:p>
            </table:table-cell>
            <table:table-cell table:style-name="Table22.A1" office:value-type="string">
              <text:p text:style-name="Table_20_Heading">Regional authorities</text:p>
            </table:table-cell>
            <table:table-cell table:style-name="Table22.A1" office:value-type="string">
              <text:p text:style-name="Table_20_Heading">State, federal power</text:p>
            </table:table-cell>
            <table:table-cell table:style-name="Table22.A1" office:value-type="string">
              <text:p text:style-name="Table_20_Heading">NGO</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6</text:p>
          </table:table-cell>
        </table:table-row>
      </table:table>
      <text:list text:style-name="L93">
        <text:list-item>
          <text:p text:style-name="P94">Taking care of children</text:p>
        </text:list-item>
        <text:list-item>
          <text:p text:style-name="P94">Taking care of the elderly</text:p>
        </text:list-item>
        <text:list-item>
          <text:p text:style-name="P94">Taking care of people with disabilities</text:p>
        </text:list-item>
        <text:list-item>
          <text:p text:style-name="P94">Taking care of orphans</text:p>
        </text:list-item>
        <text:list-item>
          <text:p text:style-name="P94">Communal services</text:p>
        </text:list-item>
        <text:list-item>
          <text:p text:style-name="P94">Leisure institutions</text:p>
        </text:list-item>
        <text:list-item>
          <text:p text:style-name="P94">Medical care</text:p>
        </text:list-item>
        <text:list-item>
          <text:p text:style-name="P94">Schools</text:p>
        </text:list-item>
        <text:list-item>
          <text:p text:style-name="P94">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70">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very important</text:p>
            </table:table-cell>
            <table:table-cell table:style-name="Table23.A1" office:value-type="string">
              <text:p text:style-name="Table_20_Heading">Important</text:p>
            </table:table-cell>
            <table:table-cell table:style-name="Table23.A1" office:value-type="string">
              <text:p text:style-name="Table_20_Heading">Not important nor unimportant</text:p>
            </table:table-cell>
            <table:table-cell table:style-name="Table23.A1" office:value-type="string">
              <text:p text:style-name="Table_20_Heading">unimportant</text:p>
            </table:table-cell>
            <table:table-cell table:style-name="Table23.A1" office:value-type="string">
              <text:p text:style-name="Table_20_Heading">Completely unimportant</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9</text:p>
          </table:table-cell>
        </table:table-row>
      </table:table>
      <text:list text:style-name="L94">
        <text:list-item>
          <text:p text:style-name="P95">Rich parents</text:p>
        </text:list-item>
        <text:list-item>
          <text:p text:style-name="P95">Relatives in managerial positions</text:p>
        </text:list-item>
        <text:list-item>
          <text:p text:style-name="P95">Good education</text:p>
        </text:list-item>
        <text:list-item>
          <text:p text:style-name="P95">Useful connections</text:p>
        </text:list-item>
        <text:list-item>
          <text:p text:style-name="P95">Hard work</text:p>
        </text:list-item>
        <text:list-item>
          <text:p text:style-name="P95">Persistence in achieving one’s goals</text:p>
        </text:list-item>
        <text:list-item>
          <text:p text:style-name="P95">Ability to take risks</text:p>
        </text:list-item>
        <text:list-item>
          <text:p text:style-name="P95">Ambition, ability to set lofty goals</text:p>
        </text:list-item>
        <text:list-item>
          <text:p text:style-name="P95">Gift of intellect</text:p>
        </text:list-item>
        <text:list-item>
          <text:p text:style-name="P95">Living in a capital</text:p>
        </text:list-item>
        <text:list-item>
          <text:p text:style-name="P95">Connections abroad</text:p>
        </text:list-item>
        <text:list-item>
          <text:p text:style-name="P95">Charm, communicative skills</text:p>
        </text:list-item>
        <text:list-item>
          <text:p text:style-name="P95">Correct political views</text:p>
        </text:list-item>
        <text:list-item>
          <text:p text:style-name="P95">Right ethnic background</text:p>
        </text:list-item>
        <text:list-item>
          <text:p text:style-name="P95">Honesty</text:p>
        </text:list-item>
        <text:list-item>
          <text:p text:style-name="P95">Law abidance</text:p>
        </text:list-item>
        <text:list-item>
          <text:p text:style-name="P95">Independence</text:p>
        </text:list-item>
        <text:list-item>
          <text:p text:style-name="P95">Luck</text:p>
        </text:list-item>
      </text:list>
      <text:h text:style-name="Heading_20_2" text:outline-level="2">Evaluate how important are these qualities for advancement in contemporary Russian society.</text:h>
      <text:p text:style-name="First_20_paragraph"><text:span text:style-name="T171">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very important</text:p>
            </table:table-cell>
            <table:table-cell table:style-name="Table24.A1" office:value-type="string">
              <text:p text:style-name="Table_20_Heading">Important</text:p>
            </table:table-cell>
            <table:table-cell table:style-name="Table24.A1" office:value-type="string">
              <text:p text:style-name="Table_20_Heading">Not important nor unimportant</text:p>
            </table:table-cell>
            <table:table-cell table:style-name="Table24.A1" office:value-type="string">
              <text:p text:style-name="Table_20_Heading">unimportant</text:p>
            </table:table-cell>
            <table:table-cell table:style-name="Table24.A1" office:value-type="string">
              <text:p text:style-name="Table_20_Heading">Completely unimportant</text:p>
            </table:table-cell>
            <table:table-cell table:style-name="Table24.A1" office:value-type="string">
              <text:p text:style-name="Table_20_Heading">Hard to say</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3</text:p>
          </table:table-cell>
          <table:table-cell table:style-name="Table24.A1" office:value-type="string">
            <text:p text:style-name="Table_20_Contents">4</text:p>
          </table:table-cell>
          <table:table-cell table:style-name="Table24.A1" office:value-type="string">
            <text:p text:style-name="Table_20_Contents">5</text:p>
          </table:table-cell>
          <table:table-cell table:style-name="Table24.A1" office:value-type="string">
            <text:p text:style-name="Table_20_Contents">9</text:p>
          </table:table-cell>
        </table:table-row>
      </table:table>
      <text:list text:style-name="L95">
        <text:list-item>
          <text:p text:style-name="P96">Rich parents</text:p>
        </text:list-item>
        <text:list-item>
          <text:p text:style-name="P96">Relatives in managerial positions</text:p>
        </text:list-item>
        <text:list-item>
          <text:p text:style-name="P96">Good education</text:p>
        </text:list-item>
        <text:list-item>
          <text:p text:style-name="P96">Useful connections</text:p>
        </text:list-item>
        <text:list-item>
          <text:p text:style-name="P96">Hard work</text:p>
        </text:list-item>
        <text:list-item>
          <text:p text:style-name="P96">Persistence in achieving one’s goals</text:p>
        </text:list-item>
        <text:list-item>
          <text:p text:style-name="P96">Ability to take risks</text:p>
        </text:list-item>
        <text:list-item>
          <text:p text:style-name="P96">Ambition, ability to set lofty goals</text:p>
        </text:list-item>
        <text:list-item>
          <text:p text:style-name="P96">Gift of intellect</text:p>
        </text:list-item>
        <text:list-item>
          <text:p text:style-name="P96">Living in a capital</text:p>
        </text:list-item>
        <text:list-item>
          <text:p text:style-name="P96">Connections abroad</text:p>
        </text:list-item>
        <text:list-item>
          <text:p text:style-name="P96">Charm, communicative skills</text:p>
        </text:list-item>
        <text:list-item>
          <text:p text:style-name="P96">Correct political views</text:p>
        </text:list-item>
        <text:list-item>
          <text:p text:style-name="P96">Right ethnic background</text:p>
        </text:list-item>
        <text:list-item>
          <text:p text:style-name="P96">Honesty</text:p>
        </text:list-item>
        <text:list-item>
          <text:p text:style-name="P96">Law abidance</text:p>
        </text:list-item>
        <text:list-item>
          <text:p text:style-name="P96">Independence</text:p>
        </text:list-item>
        <text:list-item>
          <text:p text:style-name="P96">Luck</text:p>
        </text:list-item>
      </text:list>
      <text:h text:style-name="Heading_20_2" text:outline-level="2">To which ethnicity do you refer yourself?</text:h>
      <text:list text:style-name="L96">
        <text:list-item>
          <text:p text:style-name="P97">Russian</text:p>
        </text:list-item>
        <text:list-item>
          <text:p text:style-name="P97">Ukrainian</text:p>
        </text:list-item>
        <text:list-item>
          <text:p text:style-name="P97">Tatar</text:p>
        </text:list-item>
        <text:list-item>
          <text:p text:style-name="P97">Chuvash</text:p>
        </text:list-item>
        <text:list-item>
          <text:p text:style-name="P97">Belorussian</text:p>
        </text:list-item>
        <text:list-item>
          <text:p text:style-name="P97">Jewish</text:p>
        </text:list-item>
        <text:list-item>
          <text:p text:style-name="P97">Other, specify which _______________________</text:p>
        </text:list-item>
        <text:list-item>
          <text:p text:style-name="P97">Hard to say</text:p>
        </text:list-item>
      </text:list>
      <text:h text:style-name="Heading_20_2" text:outline-level="2">How acute conflicts do you see between these dimensions?</text:h>
      <text:p text:style-name="First_20_paragraph"><text:span text:style-name="T172">Scale:</text:span> !!! TSEKAA SKAAALAA Ja SANOITUS!!</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very serious</text:p>
            </table:table-cell>
            <table:table-cell table:style-name="Table25.A1" office:value-type="string">
              <text:p text:style-name="Table_20_Heading">serious</text:p>
            </table:table-cell>
            <table:table-cell table:style-name="Table25.A1" office:value-type="string">
              <text:p text:style-name="Table_20_Heading">Not serious nor less serious</text:p>
            </table:table-cell>
            <table:table-cell table:style-name="Table25.A1" office:value-type="string">
              <text:p text:style-name="Table_20_Heading">less serious</text:p>
            </table:table-cell>
            <table:table-cell table:style-name="Table25.A1" office:value-type="string">
              <text:p text:style-name="Table_20_Heading">Completely less serious</text:p>
            </table:table-cell>
            <table:table-cell table:style-name="Table25.A1" office:value-type="string">
              <text:p text:style-name="Table_20_Heading">Hard to say</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3</text:p>
          </table:table-cell>
          <table:table-cell table:style-name="Table25.A1" office:value-type="string">
            <text:p text:style-name="Table_20_Contents">4</text:p>
          </table:table-cell>
          <table:table-cell table:style-name="Table25.A1" office:value-type="string">
            <text:p text:style-name="Table_20_Contents">5</text:p>
          </table:table-cell>
          <table:table-cell table:style-name="Table25.A1" office:value-type="string">
            <text:p text:style-name="Table_20_Contents">9</text:p>
          </table:table-cell>
        </table:table-row>
      </table:table>
      <text:list text:style-name="L97">
        <text:list-item>
          <text:p text:style-name="P98">Income</text:p>
        </text:list-item>
        <text:list-item>
          <text:p text:style-name="P98">Generation (Old-young)</text:p>
        </text:list-item>
        <text:list-item>
          <text:p text:style-name="P98">Culture (Tradition-modern)</text:p>
        </text:list-item>
        <text:list-item>
          <text:p text:style-name="P98">Social class (Workers-Bourgeoisie)</text:p>
        </text:list-item>
        <text:list-item>
          <text:p text:style-name="P98">Ethnicity (Russians-others)</text:p>
        </text:list-item>
        <text:list-item>
          <text:p text:style-name="P98">Religion (Orthodox-others)</text:p>
        </text:list-item>
        <text:list-item>
          <text:p text:style-name="P98">Place of residence (Cities-countryside)</text:p>
        </text:list-item>
        <text:list-item>
          <text:p text:style-name="P98">Ideology (Left-Right)</text:p>
        </text:list-item>
        <text:list-item>
          <text:p text:style-name="P98">Region (Moscow-Siberia)</text:p>
        </text:list-item>
      </text:list>
      <text:h text:style-name="Heading_20_2" text:outline-level="2">How proud you are of? (scale= 1-5 +9)</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very proud</text:p>
            </table:table-cell>
            <table:table-cell table:style-name="Table26.A1" office:value-type="string">
              <text:p text:style-name="Table_20_Heading">proud</text:p>
            </table:table-cell>
            <table:table-cell table:style-name="Table26.A1" office:value-type="string">
              <text:p text:style-name="Table_20_Heading">moderately proud</text:p>
            </table:table-cell>
            <table:table-cell table:style-name="Table26.A1" office:value-type="string">
              <text:p text:style-name="Table_20_Heading">somewhat proud</text:p>
            </table:table-cell>
            <table:table-cell table:style-name="Table26.A1" office:value-type="string">
              <text:p text:style-name="Table_20_Heading">Not proud</text:p>
            </table:table-cell>
            <table:table-cell table:style-name="Table26.A1" office:value-type="string">
              <text:p text:style-name="Table_20_Heading">Hard to say</text:p>
            </table:table-cell>
          </table:table-row>
        </table:table-header-rows>
        <table:table-row>
          <table:table-cell table:style-name="Table26.A1" office:value-type="string">
            <text:p text:style-name="Table_20_Contents">4</text:p>
          </table:table-cell>
          <table:table-cell table:style-name="Table26.A1" office:value-type="string">
            <text:p text:style-name="Table_20_Contents">3</text:p>
          </table:table-cell>
          <table:table-cell table:style-name="Table26.A1" office:value-type="string">
            <text:p text:style-name="Table_20_Contents">2</text:p>
          </table:table-cell>
          <table:table-cell table:style-name="Table26.A1" office:value-type="string">
            <text:p text:style-name="Table_20_Contents">1</text:p>
          </table:table-cell>
          <table:table-cell table:style-name="Table26.A1" office:value-type="string">
            <text:p text:style-name="Table_20_Contents">0</text:p>
          </table:table-cell>
          <table:table-cell table:style-name="Table26.A1" office:value-type="string">
            <text:p text:style-name="Table_20_Contents">9</text:p>
          </table:table-cell>
        </table:table-row>
      </table:table>
      <text:list text:style-name="L98">
        <text:list-item>
          <text:p text:style-name="P99">Current state of democracy in Russia</text:p>
        </text:list-item>
        <text:list-item>
          <text:p text:style-name="P99">Russia’ political influence in the world affairs</text:p>
        </text:list-item>
        <text:list-item>
          <text:p text:style-name="P99">Russia’s economic achievements</text:p>
        </text:list-item>
        <text:list-item>
          <text:p text:style-name="P99">Population’s social security</text:p>
        </text:list-item>
        <text:list-item>
          <text:p text:style-name="P99">Fairness and equal rights for all social groups in Russia</text:p>
        </text:list-item>
        <text:list-item>
          <text:p text:style-name="P99">Russia’s scientific and technical achievements</text:p>
        </text:list-item>
        <text:list-item>
          <text:p text:style-name="P99">Russia’s sports achievements</text:p>
        </text:list-item>
        <text:list-item>
          <text:p text:style-name="P99">Russia’s achievements in literature and art</text:p>
        </text:list-item>
        <text:list-item>
          <text:p text:style-name="P99">Russian war victories</text:p>
        </text:list-item>
        <text:list-item>
          <text:p text:style-name="P99">Russian history</text:p>
        </text:list-item>
        <text:list-item>
          <text:p text:style-name="P99">Russian territory</text:p>
        </text:list-item>
        <text:list-item>
          <text:p text:style-name="P99">Russian nature</text:p>
        </text:list-item>
      </text:list>
      <text:h text:style-name="Heading_20_2" text:outline-level="2">Which type of state you would like to see Russia?</text:h>
      <text:list text:style-name="L99">
        <text:list-item>
          <text:p text:style-name="P100">Socialist state like the USSR</text:p>
        </text:list-item>
        <text:list-item>
          <text:p text:style-name="P100">Country with developed welfare state like Finland or Sweden</text:p>
        </text:list-item>
        <text:list-item>
          <text:p text:style-name="P100">Country with liberal economy and developed democracy as Great Britain</text:p>
        </text:list-item>
        <text:list-item>
          <text:p text:style-name="P100">Country like China with rapic economic growth and strict control of society</text:p>
        </text:list-item>
        <text:list-item>
          <text:p text:style-name="P100">Difficult to answer</text:p>
        </text:list-item>
      </text:list>
      <text:h text:style-name="Heading_20_1" text:outline-level="1">Personal data</text:h>
      <text:h text:style-name="Heading_20_2" text:outline-level="2">What year were you born in?</text:h>
      <text:list text:style-name="L100">
        <text:list-item>
          <text:p text:style-name="P101">____ year</text:p>
        </text:list-item>
      </text:list>
      <text:h text:style-name="Heading_20_2" text:outline-level="2">How long have you been living here in this city, town, village?</text:h>
      <text:list text:style-name="L101">
        <text:list-item>
          <text:p text:style-name="P102">All my life</text:p>
        </text:list-item>
        <text:list-item>
          <text:p text:style-name="P102">More than 15 years</text:p>
        </text:list-item>
        <text:list-item>
          <text:p text:style-name="P102">About 10-15 years</text:p>
        </text:list-item>
        <text:list-item>
          <text:p text:style-name="P102">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102">
        <text:list-item>
          <text:p text:style-name="P103">________________________________ 1 2 3 4</text:p>
        </text:list-item>
        <text:list-item>
          <text:p text:style-name="P103">________________________________ 1 2 3 4</text:p>
        </text:list-item>
        <text:list-item>
          <text:p text:style-name="P103">________________________________ 1 2 3 4</text:p>
        </text:list-item>
        <text:list-item>
          <text:p text:style-name="P103">________________________________ 1 2 3 4</text:p>
        </text:list-item>
      </text:list>
      <text:h text:style-name="Heading_20_2" text:outline-level="2">Respondent’s sex</text:h>
      <text:list text:style-name="L103">
        <text:list-item>
          <text:p text:style-name="P104">Male 1</text:p>
        </text:list-item>
        <text:list-item>
          <text:p text:style-name="P104">Female 2</text:p>
        </text:list-item>
      </text:list>
      <text:h text:style-name="Heading_20_2" text:outline-level="2">Type of settlement where interview was held</text:h>
      <text:list text:style-name="L104">
        <text:list-item>
          <text:p text:style-name="P105">Moscow 1</text:p>
        </text:list-item>
        <text:list-item>
          <text:p text:style-name="P105">S.Petersburg 2</text:p>
        </text:list-item>
        <text:list-item>
          <text:p text:style-name="P105">City with the population of one million or more 3</text:p>
        </text:list-item>
        <text:list-item>
          <text:p text:style-name="P105">City with the population from 500 o 999 thousand 4</text:p>
        </text:list-item>
        <text:list-item>
          <text:p text:style-name="P105">City with the population from 100 to 499 thousand 5</text:p>
        </text:list-item>
        <text:list-item>
          <text:p text:style-name="P105">Town with the population from 50 to 99 thousand 6</text:p>
        </text:list-item>
        <text:list-item>
          <text:p text:style-name="P105">Town with the population from 10 to 49 thousand 7</text:p>
        </text:list-item>
        <text:list-item>
          <text:p text:style-name="P105">Small urban type settlement 8</text:p>
        </text:list-item>
        <text:list-item>
          <text:p text:style-name="P105">Big village, no fewer than 100 families 9</text:p>
        </text:list-item>
        <text:list-item>
          <text:p text:style-name="P105">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